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A48EFF3AC67F122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235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711cm"/>
    </style:style>
    <style:style style:name="co13" style:family="table-column">
      <style:table-column-properties fo:break-before="auto" style:column-width="1.173cm"/>
    </style:style>
    <style:style style:name="co14" style:family="table-column">
      <style:table-column-properties fo:break-before="auto" style:column-width="1.425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067cm"/>
    </style:style>
    <style:style style:name="co17" style:family="table-column">
      <style:table-column-properties fo:break-before="auto" style:column-width="1.871cm"/>
    </style:style>
    <style:style style:name="co18" style:family="table-column">
      <style:table-column-properties fo:break-before="auto" style:column-width="1.704cm"/>
    </style:style>
    <style:style style:name="co19" style:family="table-column">
      <style:table-column-properties fo:break-before="auto" style:column-width="1.565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2.963cm"/>
    </style:style>
    <style:style style:name="co22" style:family="table-column">
      <style:table-column-properties fo:break-before="auto" style:column-width="2.572cm"/>
    </style:style>
    <style:style style:name="co23" style:family="table-column">
      <style:table-column-properties fo:break-before="auto" style:column-width="2.544cm"/>
    </style:style>
    <style:style style:name="co24" style:family="table-column">
      <style:table-column-properties fo:break-before="auto" style:column-width="1.399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14.123cm"/>
    </style:style>
    <style:style style:name="co27" style:family="table-column">
      <style:table-column-properties fo:break-before="auto" style:column-width="2.65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766cm" fo:break-before="auto" style:use-optimal-row-height="true"/>
    </style:style>
    <style:style style:name="ro3" style:family="table-row">
      <style:table-row-properties style:row-height="0.933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041cm" fo:break-before="auto" style:use-optimal-row-height="true"/>
    </style:style>
    <style:style style:name="ro6" style:family="table-row">
      <style:table-row-properties style:row-height="0.72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1.912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1.466cm" fo:break-before="auto" style:use-optimal-row-height="true"/>
    </style:style>
    <style:style style:name="ro13" style:family="table-row">
      <style:table-row-properties style:row-height="2.358cm" fo:break-before="auto" style:use-optimal-row-height="tru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ro17" style:family="table-row">
      <style:table-row-properties style:row-height="0.714cm" fo:break-before="auto" style:use-optimal-row-height="false"/>
    </style:style>
    <style:style style:name="ro18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071cm"/>
    </style:style>
    <style:style style:name="ce19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071c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background-color="#ffffff" fo:padding="0.071c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4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93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94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071cm" fo:border-right="none" style:rotation-align="none" fo:border-top="0.74pt solid #313739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071cm" fo:border-right="none" style:rotation-align="none" fo:border-top="0.74pt solid #313739"/>
    </style:style>
    <style:style style:name="ce10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071cm" fo:border-right="0.74pt solid #313739" style:rotation-align="none" fo:border-top="0.74pt solid #313739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fo:background-color="#2c3756" style:diagonal-bl-tr="none" style:diagonal-tl-br="none" fo:border-left="none" fo:padding="0.071c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071cm" fo:border-right="0.74pt solid #313739" style:rotation-align="none" fo:border-top="0.74pt solid #313739"/>
    </style:style>
    <style:style style:name="ce111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fo:background-color="#2c375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 style:data-style-name="N4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35" style:family="table-cell" style:parent-style-name="Default" style:data-style-name="N137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313739"/>
    </style:style>
    <style:style style:name="ce116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071c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071c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padding="0.071cm"/>
    </style:style>
    <style:style style:name="ce4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071c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fo:padding="0.071cm" style:rotation-align="none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071c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071c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Default">
      <style:table-cell-properties fo:background-color="#e6f0bb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70" style:family="table-cell" style:parent-style-name="Default">
      <style:table-cell-properties style:diagonal-bl-tr="none" style:diagonal-tl-br="none" fo:border="0.74pt solid #313739" fo:padding="0.071cm" style:rotation-align="none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193" style:family="table-cell" style:parent-style-name="Default">
      <style:table-cell-properties style:cell-protect="none" style:print-content="true" style:text-align-source="fix" style:repeat-content="false" fo:wrap-option="wrap" fo:border="0.06pt solid #000000" fo:padding="0.071cm" style:vertical-align="middle"/>
      <style:paragraph-properties fo:text-align="center" fo:margin-left="0cm"/>
    </style:style>
    <style:style style:name="ce71" style:family="table-cell" style:parent-style-name="Default">
      <style:table-cell-properties style:cell-protect="none" style:print-content="true" fo:padding="0.071cm"/>
    </style:style>
    <style:style style:name="ce198" style:family="table-cell" style:parent-style-name="Default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e6f0bb"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01" style:family="table-cell" style:parent-style-name="Default">
      <style:table-cell-properties style:cell-protect="none" style:print-content="true" style:text-align-source="fix" style:repeat-content="false" fo:wrap-option="wrap" fo:border="0.06pt solid #000000" fo:padding="0.071cm" style:vertical-align="middle"/>
      <style:paragraph-properties fo:text-align="center" fo:margin-left="0cm"/>
      <style:text-properties style:font-name="Calibri" style:font-name-asian="Noto Sans CJK SC Regular" style:font-name-complex="FreeSans2"/>
    </style:style>
    <style:style style:name="ce211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Excel_5f_BuiltIn_5f_Percent" style:data-style-name="N10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0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07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0">
      <style:table-cell-properties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73" style:family="table-cell" style:parent-style-name="Default" style:data-style-name="N10">
      <style:table-cell-properties style:diagonal-bl-tr="none" style:diagonal-tl-br="none" fo:border="0.74pt solid #313739" fo:padding="0.071cm" style:rotation-align="none"/>
    </style:style>
    <style:style style:name="ce7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Excel_5f_BuiltIn_5f_Percent" style:data-style-name="N1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071cm"/>
    </style:style>
    <style:style style:name="gr1" style:family="graphic">
      <style:graphic-properties draw:fill-color="#2c3756" draw:textarea-horizontal-align="justify" draw:textarea-vertical-align="middle" draw:auto-grow-height="false" fo:min-height="9.9cm" fo:min-width="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2c3756" draw:marker-start-width="0.35cm" draw:marker-end-width="0.35cm" draw:fill="solid" draw:fill-color="#2c3756" draw:textarea-horizontal-align="justify" draw:textarea-vertical-align="middle" fo:padding-top="0.106cm" fo:padding-bottom="0.106cm" fo:padding-left="0.106cm" fo:padding-right="0.106c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cm" svg:height="29.7cm" draw:transform="rotate (-3.14159265358979) translate (17.939cm 29.7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.6cm" svg:height="6.6cm" svg:x="1.09cm" svg:y="6.345cm">
            <draw:image xlink:href="Pictures/1000020100000226000000FA48EFF3AC67F122C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17-10-15" calcext:value-type="date">
            <text:p>15/10/17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3" table:default-cell-style-name="ce43"/>
        <table:table-column table:style-name="co4" table:default-cell-style-name="ce43"/>
        <table:table-column table:style-name="co5" table:number-columns-repeated="2" table:default-cell-style-name="ce94"/>
        <table:table-column table:style-name="co5" table:default-cell-style-name="ce103"/>
        <table:table-column table:style-name="co5" table:default-cell-style-name="ce94"/>
        <table:table-column table:style-name="co6" table:default-cell-style-name="ce94"/>
        <table:table-column table:style-name="co5" table:default-cell-style-name="ce94"/>
        <table:table-column table:style-name="co7" table:number-columns-repeated="5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55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 del tiempo</text:p>
          </table:table-cell>
          <table:table-cell table:style-name="ce41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55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:.B3])" office:value-type="float" office:value="2" calcext:value-type="float">
            <text:p>2</text:p>
          </table:table-cell>
          <table:table-cell table:style-name="ce95" table:formula="of:=SUM([.G2:.G3])" office:value-type="float" office:value="3" calcext:value-type="float">
            <text:p>3</text:p>
          </table:table-cell>
          <table:table-cell table:style-name="ce114"/>
          <table:table-cell table:number-columns-repeated="5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]" office:value-type="float" office:value="6" calcext:value-type="float">
            <text:p>6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]/[.G5]*[.G6]" office:value-type="float" office:value="2.5" calcext:value-type="float">
            <text:p>2,50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41" office:value-type="string" calcext:value-type="string">
            <text:p>Poco probable</text:p>
          </table:table-cell>
          <table:table-cell table:style-name="ce47" office:value-type="string" calcext:value-type="string">
            <text:p>Puede suceder</text:p>
          </table:table-cell>
          <table:table-cell table:style-name="ce41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13:.B15])" office:value-type="float" office:value="3" calcext:value-type="float">
            <text:p>3</text:p>
          </table:table-cell>
          <table:table-cell table:style-name="ce95" table:formula="of:=SUM([.G13:.G15])" office:value-type="float" office:value="6" calcext:value-type="float">
            <text:p>6</text:p>
          </table:table-cell>
          <table:table-cell table:style-name="ce114"/>
          <table:table-cell table:number-columns-repeated="5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6]" office:value-type="float" office:value="9" calcext:value-type="float">
            <text:p>9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6]/[.G17]*[.G18]" office:value-type="float" office:value="3.33333333333333" calcext:value-type="float">
            <text:p>3,33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41" office:value-type="string" calcext:value-type="string">
            <text:p>Va a alcanzar</text:p>
          </table:table-cell>
          <table:table-cell table:style-name="ce47" office:value-type="string" calcext:value-type="string">
            <text:p>Puede que alcance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Algunas fechas</text:p>
          </table:table-cell>
          <table:table-cell table:style-name="ce41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1" calcext:value-type="float">
            <text:p>1</text:p>
          </table:table-cell>
          <table:table-cell table:style-name="ce141" table:formula="of:=IF([.G26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5:.B26])" office:value-type="float" office:value="2" calcext:value-type="float">
            <text:p>2</text:p>
          </table:table-cell>
          <table:table-cell table:style-name="ce95" table:formula="of:=SUM([.G25:.G26])" office:value-type="float" office:value="3" calcext:value-type="float">
            <text:p>3</text:p>
          </table:table-cell>
          <table:table-cell table:style-name="ce114"/>
          <table:table-cell table:number-columns-repeated="5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27]" office:value-type="float" office:value="6" calcext:value-type="float">
            <text:p>6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27]/[.G28]*[.G29]" office:value-type="float" office:value="2" calcext:value-type="float">
            <text:p>2,00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6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8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9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No se tiene conocimiento ni experiencia respecto al funcionamiento del API de Google Forms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40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41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36:.B41])" office:value-type="float" office:value="6" calcext:value-type="float">
            <text:p>6</text:p>
          </table:table-cell>
          <table:table-cell table:style-name="ce95" table:formula="of:=SUM([.G36:.G41])" office:value-type="float" office:value="16" calcext:value-type="float">
            <text:p>16</text:p>
          </table:table-cell>
          <table:table-cell table:style-name="ce114"/>
          <table:table-cell table:number-columns-repeated="5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2]" office:value-type="float" office:value="18" calcext:value-type="float">
            <text:p>18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2]/[.G43]*[.G44]" office:value-type="float" office:value="3.55555555555556" calcext:value-type="float">
            <text:p>3,56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1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2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51:.B51])" office:value-type="float" office:value="1" calcext:value-type="float">
            <text:p>1</text:p>
          </table:table-cell>
          <table:table-cell table:style-name="ce95" table:formula="of:=SUM([.G51:.G51])" office:value-type="float" office:value="2" calcext:value-type="float">
            <text:p>2</text:p>
          </table:table-cell>
          <table:table-cell table:style-name="ce114"/>
          <table:table-cell table:number-columns-repeated="5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53]" office:value-type="float" office:value="3" calcext:value-type="float">
            <text:p>3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53]/[.G54]*[.G55]" office:value-type="float" office:value="2" calcext:value-type="float">
            <text:p>2,00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8" table:number-columns-spanned="2" table:number-rows-spanned="1"/>
          <table:covered-table-cell table:style-name="ce38"/>
          <table:table-cell table:style-name="ce93"/>
          <table:table-cell table:style-name="ce101"/>
          <table:table-cell table:style-name="ce93"/>
          <table:table-cell table:style-name="ce110"/>
          <table:table-cell table:style-name="ce93"/>
          <table:table-cell table:style-name="ce145"/>
          <table:table-cell table:number-columns-repeated="5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62:.B62])" office:value-type="float" office:value="0" calcext:value-type="float">
            <text:p>0</text:p>
          </table:table-cell>
          <table:table-cell table:style-name="ce95" table:formula="of:=SUM([.G62:.G62])" office:value-type="float" office:value="0" calcext:value-type="float">
            <text:p>0</text:p>
          </table:table-cell>
          <table:table-cell table:style-name="ce114"/>
          <table:table-cell table:number-columns-repeated="5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63]" office:value-type="float" office:value="0" calcext:value-type="float">
            <text:p>0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63]/[.G64]*[.G65]" office:value-type="string" office:string-value="" calcext:value-type="error">
            <text:p>#¡DIV/0!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 adaptación del modulo Workflow a nuestra aplicación puede ser difícil.</text:p>
          </table:table-cell>
          <table:covered-table-cell table:style-name="ce16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2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4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72:.B72])" office:value-type="float" office:value="1" calcext:value-type="float">
            <text:p>1</text:p>
          </table:table-cell>
          <table:table-cell table:style-name="ce95" table:formula="of:=SUM([.G72:.G72])" office:value-type="float" office:value="2" calcext:value-type="float">
            <text:p>2</text:p>
          </table:table-cell>
          <table:table-cell table:style-name="ce114"/>
          <table:table-cell table:number-columns-repeated="56"/>
        </table:table-row>
        <table:table-row table:style-name="ro14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74]" office:value-type="float" office:value="3" calcext:value-type="float">
            <text:p>3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5" table:formula="of:=[.G74]/[.G75]*[.G76]" office:value-type="float" office:value="3.33333333333333" calcext:value-type="float">
            <text:p>3,333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Solo un poco</text:p>
          </table:table-cell>
          <table:table-cell table:style-name="ce41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8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83:.B83])" office:value-type="float" office:value="1" calcext:value-type="float">
            <text:p>1</text:p>
          </table:table-cell>
          <table:table-cell table:style-name="ce95" table:formula="of:=SUM([.G83:.G83])" office:value-type="float" office:value="2" calcext:value-type="float">
            <text:p>2</text:p>
          </table:table-cell>
          <table:table-cell table:style-name="ce114"/>
          <table:table-cell table:number-columns-repeated="5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84]" office:value-type="float" office:value="3" calcext:value-type="float">
            <text:p>3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5" table:formula="of:=[.G84]/[.G85]*[.G86]" office:value-type="float" office:value="2.66666666666667" calcext:value-type="float">
            <text:p>2,667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8" table:number-columns-spanned="2" table:number-rows-spanned="1"/>
          <table:covered-table-cell table:style-name="ce38"/>
          <table:table-cell table:style-name="ce93"/>
          <table:table-cell table:style-name="ce101"/>
          <table:table-cell table:style-name="ce93"/>
          <table:table-cell table:style-name="ce110"/>
          <table:table-cell table:style-name="ce93"/>
          <table:table-cell table:style-name="ce145" table:formula="of:=IF([.G93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93:.B93])" office:value-type="float" office:value="0" calcext:value-type="float">
            <text:p>0</text:p>
          </table:table-cell>
          <table:table-cell table:style-name="ce95" table:formula="of:=SUM([.G93:.G93])" office:value-type="float" office:value="0" calcext:value-type="float">
            <text:p>0</text:p>
          </table:table-cell>
          <table:table-cell table:style-name="ce114"/>
          <table:table-cell table:number-columns-repeated="5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94]" office:value-type="float" office:value="0" calcext:value-type="float">
            <text:p>0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94]/[.G95]*[.G96]" office:value-type="string" office:string-value="" calcext:value-type="error">
            <text:p>#¡DIV/0!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1">
          <table:table-cell table:style-name="ce24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40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40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8" table:number-columns-spanned="2" table:number-rows-spanned="1"/>
          <table:covered-table-cell table:style-name="ce38"/>
          <table:table-cell table:style-name="ce93" table:number-columns-repeated="5"/>
          <table:table-cell table:style-name="ce145" table:formula="of:=IF([.G103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2" office:value-type="string" calcext:value-type="string">
            <text:p>N° de preguntas respondidas / Puntuación Total</text:p>
          </table:table-cell>
          <table:table-cell table:style-name="ce34" table:number-columns-repeated="4"/>
          <table:table-cell table:style-name="ce112" table:formula="of:=COUNTA([.A103:.B103])" office:value-type="float" office:value="0" calcext:value-type="float">
            <text:p>0</text:p>
          </table:table-cell>
          <table:table-cell table:style-name="ce136" table:formula="of:=SUM([.G103:.G103])" office:value-type="float" office:value="0" calcext:value-type="float">
            <text:p>0</text:p>
          </table:table-cell>
          <table:table-cell table:style-name="ce114"/>
          <table:table-cell table:number-columns-repeated="5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04]" office:value-type="float" office:value="0" calcext:value-type="float">
            <text:p>0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04]/[.G105]*[.G106]" office:value-type="string" office:string-value="" calcext:value-type="error">
            <text:p>#¡DIV/0!</text:p>
          </table:table-cell>
          <table:table-cell table:style-name="ce116"/>
          <table:table-cell table:number-columns-repeated="5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1">
          <table:table-cell table:style-name="ce24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2"/>
          <table:table-cell table:style-name="ce127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1" table:number-rows-repeated="10484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men" table:style-name="ta3">
        <office:forms form:automatic-focus="false" form:apply-design-mode="false"/>
        <table:table-column table:style-name="co8" table:default-cell-style-name="ce109"/>
        <table:table-column table:style-name="co9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20"/>
        <table:table-column table:style-name="co13" table:default-cell-style-name="ce60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7" table:number-columns-repeated="48" table:default-cell-style-name="Default"/>
        <table:table-row table:style-name="ro15">
          <table:table-cell table:style-name="ce119" office:value-type="string" calcext:value-type="string">
            <text:p>Resumen de Riesgos</text:p>
          </table:table-cell>
          <table:table-cell table:style-name="ce45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2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$C$12]/[.$B$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6" calcext:value-type="float">
            <text:p>6</text:p>
          </table:table-cell>
          <table:table-cell table:style-name="ce62" table:formula="of:=[.F3]/[.E3]*[.B3]" office:value-type="float" office:value="3.33333333333333" calcext:value-type="float">
            <text:p>3,33</text:p>
          </table:table-cell>
          <table:table-cell table:style-name="ce53" table:formula="of:=[.F3]/[.E3]*[.C3]" office:value-type="percentage" office:value="0.111111111111111" calcext:value-type="percentage">
            <text:p>11,11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3" calcext:value-type="float">
            <text:p>3</text:p>
          </table:table-cell>
          <table:table-cell table:style-name="ce62" table:formula="of:=[.F4]/[.E4]*[.B4]" office:value-type="float" office:value="2" calcext:value-type="float">
            <text:p>2,00</text:p>
          </table:table-cell>
          <table:table-cell table:style-name="ce53" table:formula="of:=[.F4]/[.E4]*[.C4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4]" office:value-type="float" office:value="4" calcext:value-type="float">
            <text:p>4</text:p>
          </table:table-cell>
          <table:table-cell table:style-name="ce53" table:formula="of:=[.B5]*[.$C$12]/[.$B$12]" office:value-type="percentage" office:value="0.133333333333333" calcext:value-type="percentage">
            <text:p>13,33 %</text:p>
          </table:table-cell>
          <table:table-cell table:style-name="ce55" table:formula="of:=[$'Identificación y Evaluación'.F42]" office:value-type="float" office:value="6" calcext:value-type="float">
            <text:p>6</text:p>
          </table:table-cell>
          <table:table-cell table:style-name="ce50" table:formula="of:=3*[.D5]" office:value-type="float" office:value="18" calcext:value-type="float">
            <text:p>18</text:p>
          </table:table-cell>
          <table:table-cell table:style-name="ce58" table:formula="of:=[$'Identificación y Evaluación'.G42]" office:value-type="float" office:value="16" calcext:value-type="float">
            <text:p>16</text:p>
          </table:table-cell>
          <table:table-cell table:style-name="ce62" table:formula="of:=[.F5]/[.E5]*[.B5]" office:value-type="float" office:value="3.55555555555556" calcext:value-type="float">
            <text:p>3,56</text:p>
          </table:table-cell>
          <table:table-cell table:style-name="ce53" table:formula="of:=[.F5]/[.E5]*[.C5]" office:value-type="percentage" office:value="0.118518518518519" calcext:value-type="percentage">
            <text:p>11,85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50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5]" office:value-type="float" office:value="3" calcext:value-type="float">
            <text:p>3</text:p>
          </table:table-cell>
          <table:table-cell table:style-name="ce53" table:formula="of:=[.B6]*[.$C$12]/[.$B$12]" office:value-type="percentage" office:value="0.1" calcext:value-type="percentage">
            <text:p>10,00 %</text:p>
          </table:table-cell>
          <table:table-cell table:style-name="ce55" table:formula="of:=[$'Identificación y Evaluación'.F53]" office:value-type="float" office:value="1" calcext:value-type="float">
            <text:p>1</text:p>
          </table:table-cell>
          <table:table-cell table:style-name="ce50" table:formula="of:=3*[.D6]" office:value-type="float" office:value="3" calcext:value-type="float">
            <text:p>3</text:p>
          </table:table-cell>
          <table:table-cell table:style-name="ce58" table:formula="of:=[$'Identificación y Evaluación'.G53]" office:value-type="float" office:value="2" calcext:value-type="float">
            <text:p>2</text:p>
          </table:table-cell>
          <table:table-cell table:style-name="ce62" table:formula="of:=[.F6]/[.E6]*[.B6]" office:value-type="float" office:value="2" calcext:value-type="float">
            <text:p>2,00</text:p>
          </table:table-cell>
          <table:table-cell table:style-name="ce53" table:formula="of:=[.F6]/[.E6]*[.C6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150" table:formula="of:=[$'Identificación y Evaluación'.A61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3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3]" office:value-type="float" office:value="0" calcext:value-type="float">
            <text:p>0</text:p>
          </table:table-cell>
          <table:table-cell table:style-name="ce170" table:formula="of:=[.F7]/[.E7]*[.B7]" office:value-type="string" office:string-value="" calcext:value-type="error">
            <text:p>#¡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71]" office:value-type="string" office:string-value="Tecnología" calcext:value-type="string">
            <text:p>Tecnología</text:p>
          </table:table-cell>
          <table:table-cell table:style-name="ce50" table:formula="of:=[$'Identificación y Evaluación'.G76]" office:value-type="float" office:value="5" calcext:value-type="float">
            <text:p>5</text:p>
          </table:table-cell>
          <table:table-cell table:style-name="ce157" table:formula="of:=[.B8]*[.$C$12]/[.$B$12]" office:value-type="percentage" office:value="0.166666666666667" calcext:value-type="percentage">
            <text:p>16,67%</text:p>
          </table:table-cell>
          <table:table-cell table:style-name="ce55" table:formula="of:=[$'Identificación y Evaluación'.F74]" office:value-type="float" office:value="1" calcext:value-type="float">
            <text:p>1</text:p>
          </table:table-cell>
          <table:table-cell table:style-name="ce50" table:formula="of:=3*[.D8]" office:value-type="float" office:value="3" calcext:value-type="float">
            <text:p>3</text:p>
          </table:table-cell>
          <table:table-cell table:style-name="ce58" table:formula="of:=[$'Identificación y Evaluación'.G74]" office:value-type="float" office:value="2" calcext:value-type="float">
            <text:p>2</text:p>
          </table:table-cell>
          <table:table-cell table:style-name="ce62" table:formula="of:=[.F8]/[.E8]*[.B8]" office:value-type="float" office:value="3.33333333333333" calcext:value-type="float">
            <text:p>3,33</text:p>
          </table:table-cell>
          <table:table-cell table:style-name="ce53" table:formula="of:=[.F8]/[.E8]*[.C8]" office:value-type="percentage" office:value="0.111111111111111" calcext:value-type="percentage">
            <text:p>11,11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82]" office:value-type="string" office:string-value="Complejidad" calcext:value-type="string">
            <text:p>Complejidad</text:p>
          </table:table-cell>
          <table:table-cell table:style-name="ce50" table:formula="of:=[$'Identificación y Evaluación'.G86]" office:value-type="float" office:value="4" calcext:value-type="float">
            <text:p>4</text:p>
          </table:table-cell>
          <table:table-cell table:style-name="ce53" table:formula="of:=[.B9]*[.$C$12]/[.$B$12]" office:value-type="percentage" office:value="0.133333333333333" calcext:value-type="percentage">
            <text:p>13,33 %</text:p>
          </table:table-cell>
          <table:table-cell table:style-name="ce55" table:formula="of:=[$'Identificación y Evaluación'.F84]" office:value-type="float" office:value="1" calcext:value-type="float">
            <text:p>1</text:p>
          </table:table-cell>
          <table:table-cell table:style-name="ce50" table:formula="of:=3*[.D9]" office:value-type="float" office:value="3" calcext:value-type="float">
            <text:p>3</text:p>
          </table:table-cell>
          <table:table-cell table:style-name="ce58" table:formula="of:=[$'Identificación y Evaluación'.G84]" office:value-type="float" office:value="2" calcext:value-type="float">
            <text:p>2</text:p>
          </table:table-cell>
          <table:table-cell table:style-name="ce62" table:formula="of:=[.F9]/[.E9]*[.B9]" office:value-type="float" office:value="2.66666666666667" calcext:value-type="float">
            <text:p>2,67</text:p>
          </table:table-cell>
          <table:table-cell table:style-name="ce53" table:formula="of:=[.F9]/[.E9]*[.C9]" office:value-type="percentage" office:value="0.0888888888888889" calcext:value-type="percentage">
            <text:p>8,89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150" table:formula="of:=[$'Identificación y Evaluación'.A92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4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4]" office:value-type="float" office:value="0" calcext:value-type="float">
            <text:p>0</text:p>
          </table:table-cell>
          <table:table-cell table:style-name="ce170" table:formula="of:=[.F10]/[.E10]*[.B10]" office:value-type="string" office:string-value="" calcext:value-type="error">
            <text:p>#¡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150" table:formula="of:=[$'Identificación y Evaluación'.A102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4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4]" office:value-type="float" office:value="0" calcext:value-type="float">
            <text:p>0</text:p>
          </table:table-cell>
          <table:table-cell table:style-name="ce170" table:formula="of:=[.F11]/[.E11]*[.B11]" office:value-type="string" office:string-value="" calcext:value-type="error">
            <text:p>#¡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16" calcext:value-type="float">
            <text:p>16</text:p>
          </table:table-cell>
          <table:table-cell table:style-name="ce51" table:formula="of:=SUM([.E2:.E11])" office:value-type="float" office:value="48" calcext:value-type="float">
            <text:p>48</text:p>
          </table:table-cell>
          <table:table-cell table:style-name="ce59" table:formula="of:=SUM([.F2:.F11])" office:value-type="float" office:value="34" calcext:value-type="float">
            <text:p>34</text:p>
          </table:table-cell>
          <table:table-cell table:style-name="ce63" table:formula="of:=SUM([.G2:.G11])" office:value-type="string" office:string-value="" calcext:value-type="error">
            <text:p>#¡DIV/0!</text:p>
          </table:table-cell>
          <table:table-cell table:style-name="ce64" table:formula="of:=SUM([.H2:.H11])" office:value-type="percentage" office:value="0.646296296296296" calcext:value-type="percentage">
            <text:p>64,6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5" table:number-columns-repeated="3"/>
          <table:table-cell table:number-columns-repeated="53"/>
        </table:table-row>
        <table:table-row table:style-name="ro16" table:number-rows-repeated="2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6">
          <table:table-cell>
            <draw:frame table:end-cell-address="Resumen.H34" table:end-x="0.87cm" table:end-y="0.161cm" draw:z-index="0" draw:name="3 Gráfico" draw:style-name="gr3" draw:text-style-name="P3" svg:width="14.982cm" svg:height="8.951cm" svg:x="0.981cm" svg:y="0.277c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54"/>
        </table:table-row>
        <table:table-row table:style-name="ro16" table:number-rows-repeated="7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6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48"/>
        </table:table-row>
        <table:table-row table:style-name="ro8">
          <table:table-cell table:number-columns-repeated="64"/>
        </table:table-row>
        <table:table-row table:style-name="ro16" table:number-rows-repeated="10">
          <table:table-cell table:number-columns-repeated="15"/>
          <table:table-cell table:style-name="ce65"/>
          <table:table-cell table:number-columns-repeated="48"/>
        </table:table-row>
        <table:table-row table:style-name="ro16">
          <table:table-cell table:number-columns-repeated="12"/>
          <table:table-cell table:style-name="ce67" table:number-columns-repeated="3"/>
          <table:table-cell table:style-name="ce68"/>
          <table:table-cell table:number-columns-repeated="48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Análisis" table:style-name="ta4">
        <office:forms form:automatic-focus="false" form:apply-design-mode="false"/>
        <table:table-column table:style-name="co24" table:default-cell-style-name="ce71"/>
        <table:table-column table:style-name="co25" table:default-cell-style-name="ce94"/>
        <table:table-column table:style-name="co26" table:default-cell-style-name="ce94"/>
        <table:table-column table:style-name="co9" table:default-cell-style-name="ce71"/>
        <table:table-column table:style-name="co27" table:default-cell-style-name="ce75"/>
        <table:table-column table:style-name="co10" table:default-cell-style-name="ce79"/>
        <table:table-column table:style-name="co7" table:number-columns-repeated="58" table:default-cell-style-name="Default"/>
        <table:table-row table:style-name="ro8">
          <table:table-cell table:style-name="ce190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90" office:value-type="string" calcext:value-type="string">
            <text:p>Impacto</text:p>
          </table:table-cell>
          <table:table-cell table:style-name="ce211" office:value-type="string" calcext:value-type="string">
            <text:p>Probabilidad</text:p>
          </table:table-cell>
          <table:table-cell table:style-name="ce223" office:value-type="string" calcext:value-type="string">
            <text:p>Factor</text:p>
          </table:table-cell>
          <table:table-cell table:number-columns-repeated="58"/>
        </table:table-row>
        <table:table-row table:style-name="ro17">
          <table:table-cell table:style-name="ce189" office:value-type="string" calcext:value-type="string">
            <text:p>R05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6]=&quot;SI&quot;;[$'Identificación y Evaluación'.A36];&quot;&quot;)" office:value-type="string" office:string-value="El grupo de desarrollo no tiene experiencia en cuanto a la conducción de un proyecto de software" calcext:value-type="string">
            <text:p>El grupo de desarrollo no tiene experiencia en cuanto a la conducción de un proyecto de software</text:p>
          </table:table-cell>
          <table:table-cell table:style-name="ce200" table:formula="of:=[$'Identificación y Evaluación'.$G$44]" office:value-type="float" office:value="4" calcext:value-type="float">
            <text:p>4</text:p>
          </table:table-cell>
          <table:table-cell table:style-name="ce204" office:value-type="percentage" office:value="0.8" calcext:value-type="percentage">
            <text:p>80 %</text:p>
          </table:table-cell>
          <table:table-cell table:style-name="ce214" table:formula="of:=[.D2]*[.E2]*100" office:value-type="float" office:value="320" calcext:value-type="float">
            <text:p>320</text:p>
          </table:table-cell>
          <table:table-cell table:number-columns-repeated="58"/>
        </table:table-row>
        <table:table-row table:style-name="ro16">
          <table:table-cell table:style-name="ce189" office:value-type="string" calcext:value-type="string">
            <text:p>R06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98" table:formula="of:=[$'Identificación y Evaluación'.$G$44]" office:value-type="float" office:value="4" calcext:value-type="float">
            <text:p>4</text:p>
          </table:table-cell>
          <table:table-cell table:style-name="ce206" office:value-type="percentage" office:value="0.8" calcext:value-type="percentage">
            <text:p>80 %</text:p>
          </table:table-cell>
          <table:table-cell table:style-name="ce214" table:formula="of:=[.D3]*[.E3]*100" office:value-type="float" office:value="320" calcext:value-type="float">
            <text:p>320</text:p>
          </table:table-cell>
          <table:table-cell table:number-columns-repeated="58"/>
        </table:table-row>
        <table:table-row table:style-name="ro18">
          <table:table-cell table:style-name="ce189" office:value-type="string" calcext:value-type="string">
            <text:p>R07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8]=&quot;SI&quot;;[$'Identificación y Evaluación'.A38];&quot;&quot;)" office:value-type="string" office:string-value="No se conoce el/los lenguaje(s) de programación a utilizar ni como trabajan" calcext:value-type="string">
            <text:p>No se conoce el/los lenguaje(s) de programación a utilizar ni como trabajan</text:p>
          </table:table-cell>
          <table:table-cell table:style-name="ce198" table:formula="of:=[$'Identificación y Evaluación'.$G$44]" office:value-type="float" office:value="4" calcext:value-type="float">
            <text:p>4</text:p>
          </table:table-cell>
          <table:table-cell table:style-name="ce206" office:value-type="percentage" office:value="0.8" calcext:value-type="percentage">
            <text:p>80 %</text:p>
          </table:table-cell>
          <table:table-cell table:style-name="ce214" table:formula="of:=[.D4]*[.E4]*100" office:value-type="float" office:value="320" calcext:value-type="float">
            <text:p>320</text:p>
          </table:table-cell>
          <table:table-cell table:number-columns-repeated="58"/>
        </table:table-row>
        <table:table-row table:style-name="ro18">
          <table:table-cell table:style-name="ce189" office:value-type="string" calcext:value-type="string">
            <text:p>R09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40]=&quot;SI&quot;;[$'Identificación y Evaluación'.A40];&quot;&quot;)" office:value-type="string" office:string-value="No se tiene conocimiento ni experiencia respecto al funcionamiento del API de Google Forms" calcext:value-type="string">
            <text:p>No se tiene conocimiento ni experiencia respecto al funcionamiento del API de Google Forms</text:p>
          </table:table-cell>
          <table:table-cell table:style-name="ce198" table:formula="of:=[$'Identificación y Evaluación'.$G$44]" office:value-type="float" office:value="4" calcext:value-type="float">
            <text:p>4</text:p>
          </table:table-cell>
          <table:table-cell table:style-name="ce206" office:value-type="percentage" office:value="0.8" calcext:value-type="percentage">
            <text:p>80 %</text:p>
          </table:table-cell>
          <table:table-cell table:style-name="ce214" table:formula="of:=[.D5]*[.E5]*100" office:value-type="float" office:value="320" calcext:value-type="float">
            <text:p>320</text:p>
          </table:table-cell>
          <table:table-cell table:number-columns-repeated="58"/>
        </table:table-row>
        <table:table-row table:style-name="ro17">
          <table:table-cell table:style-name="ce189" office:value-type="string" calcext:value-type="string">
            <text:p>R010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41]=&quot;SI&quot;;[$'Identificación y Evaluación'.A41];&quot;&quot;)" office:value-type="string" office:string-value="Falta de experiencia en desarrollo de aplicaciones móviles." calcext:value-type="string">
            <text:p>Falta de experiencia en desarrollo de aplicaciones móviles.</text:p>
          </table:table-cell>
          <table:table-cell table:style-name="ce198" table:formula="of:=[$'Identificación y Evaluación'.$G$44]" office:value-type="float" office:value="4" calcext:value-type="float">
            <text:p>4</text:p>
          </table:table-cell>
          <table:table-cell table:style-name="ce206" office:value-type="percentage" office:value="0.8" calcext:value-type="percentage">
            <text:p>80 %</text:p>
          </table:table-cell>
          <table:table-cell table:style-name="ce214" table:formula="of:=[.D6]*[.E6]*100" office:value-type="float" office:value="320" calcext:value-type="float">
            <text:p>32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4</text:p>
          </table:table-cell>
          <table:table-cell table:style-name="ce199" table:formula="of:=[$'Identificación y Evaluación'.$A$24]" office:value-type="string" office:string-value="Cronograma" calcext:value-type="string">
            <text:p>Cronograma</text:p>
          </table:table-cell>
          <table:table-cell table:style-name="ce199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117" table:formula="of:=[$'Identificación y Evaluación'.$G$29]" office:value-type="float" office:value="4" calcext:value-type="float">
            <text:p>4</text:p>
          </table:table-cell>
          <table:table-cell table:style-name="ce207" office:value-type="percentage" office:value="0.7" calcext:value-type="percentage">
            <text:p>70 %</text:p>
          </table:table-cell>
          <table:table-cell table:style-name="ce215" table:formula="of:=[.D7]*[.E7]*100" office:value-type="float" office:value="280" calcext:value-type="float">
            <text:p>28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2</text:p>
          </table:table-cell>
          <table:table-cell table:style-name="ce199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99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99" table:formula="of:=[$'Identificación y Evaluación'.$G$18]" office:value-type="float" office:value="5" calcext:value-type="float">
            <text:p>5</text:p>
          </table:table-cell>
          <table:table-cell table:style-name="ce208" office:value-type="percentage" office:value="0.5" calcext:value-type="percentage">
            <text:p>50 %</text:p>
          </table:table-cell>
          <table:table-cell table:style-name="ce215" table:formula="of:=[.D8]*[.E8]*100" office:value-type="float" office:value="250" calcext:value-type="float">
            <text:p>25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3</text:p>
          </table:table-cell>
          <table:table-cell table:style-name="ce199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99" table:formula="of:=IF([$'Identificación y Evaluación'.H15]=&quot;SI&quot;;[$'Identificación y Evaluación'.A15];&quot;&quot;)" office:value-type="string" office:string-value="No se definieron todos los documentos a entregar junto con el producto" calcext:value-type="string">
            <text:p>No se definieron todos los documentos a entregar junto con el producto</text:p>
          </table:table-cell>
          <table:table-cell table:style-name="ce117" table:formula="of:=[$'Identificación y Evaluación'.$G$18]" office:value-type="float" office:value="5" calcext:value-type="float">
            <text:p>5</text:p>
          </table:table-cell>
          <table:table-cell table:style-name="ce207" office:value-type="percentage" office:value="0.5" calcext:value-type="percentage">
            <text:p>50 %</text:p>
          </table:table-cell>
          <table:table-cell table:style-name="ce215" table:formula="of:=[.D9]*[.E9]*100" office:value-type="float" office:value="250" calcext:value-type="float">
            <text:p>25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1</text:p>
          </table:table-cell>
          <table:table-cell table:style-name="ce199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9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117" table:formula="of:=[$'Identificación y Evaluación'.$G$6]" office:value-type="float" office:value="5" calcext:value-type="float">
            <text:p>5</text:p>
          </table:table-cell>
          <table:table-cell table:style-name="ce207" office:value-type="percentage" office:value="0.5" calcext:value-type="percentage">
            <text:p>50 %</text:p>
          </table:table-cell>
          <table:table-cell table:style-name="ce215" table:formula="of:=[.D10]*[.E10]*100" office:value-type="float" office:value="250" calcext:value-type="float">
            <text:p>25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8</text:p>
          </table:table-cell>
          <table:table-cell table:style-name="ce199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9" table:formula="of:=IF([$'Identificación y Evaluación'.H39]=&quot;SI&quot;;[$'Identificación y Evaluación'.A39];&quot;&quot;)" office:value-type="string" office:string-value="No se tiene experiencia con el modelo de desarrollo PSI" calcext:value-type="string">
            <text:p>No se tiene experiencia con el modelo de desarrollo PSI</text:p>
          </table:table-cell>
          <table:table-cell table:style-name="ce199" table:formula="of:=[$'Identificación y Evaluación'.$G$44]" office:value-type="float" office:value="4" calcext:value-type="float">
            <text:p>4</text:p>
          </table:table-cell>
          <table:table-cell table:style-name="ce208" office:value-type="percentage" office:value="0.5" calcext:value-type="percentage">
            <text:p>50 %</text:p>
          </table:table-cell>
          <table:table-cell table:style-name="ce215" table:formula="of:=[.D11]*[.E11]*100" office:value-type="float" office:value="200" calcext:value-type="float">
            <text:p>20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11</text:p>
          </table:table-cell>
          <table:table-cell table:style-name="ce199" table:formula="of:=[$'Identificación y Evaluación'.$A$71]" office:value-type="string" office:string-value="Tecnología" calcext:value-type="string">
            <text:p>Tecnología</text:p>
          </table:table-cell>
          <table:table-cell table:style-name="ce199" table:formula="of:=IF([$'Identificación y Evaluación'.H72]=&quot;SI&quot;;[$'Identificación y Evaluación'.A72];&quot;&quot;)" office:value-type="string" office:string-value="La adaptación del modulo Workflow a nuestra aplicación puede ser difícil." calcext:value-type="string">
            <text:p>La adaptación del modulo Workflow a nuestra aplicación puede ser difícil.</text:p>
          </table:table-cell>
          <table:table-cell table:style-name="ce117" table:formula="of:=[$'Identificación y Evaluación'.$G$76]" office:value-type="float" office:value="5" calcext:value-type="float">
            <text:p>5</text:p>
          </table:table-cell>
          <table:table-cell table:style-name="ce207" office:value-type="percentage" office:value="0.4" calcext:value-type="percentage">
            <text:p>40 %</text:p>
          </table:table-cell>
          <table:table-cell table:style-name="ce215" table:formula="of:=[.D12]*[.E12]*100" office:value-type="float" office:value="200" calcext:value-type="float">
            <text:p>200</text:p>
          </table:table-cell>
          <table:table-cell table:number-columns-repeated="58"/>
        </table:table-row>
        <table:table-row table:style-name="ro16" table:visibility="filter">
          <table:table-cell table:style-name="ce108" office:value-type="string" calcext:value-type="string">
            <text:p>RK001</text:p>
          </table:table-cell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]=&quot;SI&quot;;[$'Identificación y Evaluación'.A2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3]*[.E1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4]*[.E1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[$'Identificación y Evaluación'.A13]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5]*[.E1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6]*[.E1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7]*[.E1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8]*[.E1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9]*[.E1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0]*[.E2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1]*[.E2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2]*[.E2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3]*[.E2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4]*[.E2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5]*[.E2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6]*[.E2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7]*[.E2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8]*[.E2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9]*[.E2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0]*[.E3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1]*[.E3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2]*[.E3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3]*[.E3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4]*[.E3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5]*[.E3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6]*[.E3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7]*[.E3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8]*[.E3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9]*[.E3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0]*[.E4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1]*[.E4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2]*[.E4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3]*[.E4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4]*[.E4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5]*[.E4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6]*[.E4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7]*[.E4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8]*[.E4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9]*[.E49]*100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]=&quot;SI&quot;;[$'Identificación y Evaluación'.A4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0]*[.E5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5]=&quot;SI&quot;;[$'Identificación y Evaluación'.A5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1]*[.E5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6]=&quot;SI&quot;;[$'Identificación y Evaluación'.A6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2]*[.E5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7]=&quot;SI&quot;;[$'Identificación y Evaluación'.A7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3]*[.E5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8]=&quot;SI&quot;;[$'Identificación y Evaluación'.A8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4]*[.E5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9]=&quot;SI&quot;;[$'Identificación y Evaluación'.A9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5]*[.E5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0]=&quot;SI&quot;;[$'Identificación y Evaluación'.A10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6]*[.E5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1]=&quot;SI&quot;;[$'Identificación y Evaluación'.A11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7]*[.E5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2]=&quot;SI&quot;;[$'Identificación y Evaluación'.A1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8]*[.E5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9]*[.E5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0]*[.E6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1]*[.E6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2]*[.E6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3]*[.E6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4]*[.E6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5]*[.E6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6]*[.E6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7]*[.E6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8]*[.E6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9]*[.E6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0]*[.E7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1]*[.E7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2]*[.E7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3]*[.E7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4]*[.E7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5]*[.E7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6]*[.E7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7]*[.E7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8]*[.E7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9]*[.E7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0]*[.E8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1]*[.E8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2]*[.E8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3]*[.E8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4]*[.E8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5]*[.E8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6]*[.E8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7]*[.E8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8]*[.E8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9]*[.E8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0]*[.E9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1]*[.E9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2]*[.E9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3]*[.E9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4]*[.E9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6]=&quot;SI&quot;;[$'Identificación y Evaluación'.A16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5]*[.E95]*100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7]=&quot;SI&quot;;[$'Identificación y Evaluación'.A17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6]*[.E9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8]=&quot;SI&quot;;[$'Identificación y Evaluación'.A18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7]*[.E9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9]=&quot;SI&quot;;[$'Identificación y Evaluación'.A19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8]*[.E9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0]=&quot;SI&quot;;[$'Identificación y Evaluación'.A20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9]*[.E9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1]=&quot;SI&quot;;[$'Identificación y Evaluación'.A21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0]*[.E10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2]=&quot;SI&quot;;[$'Identificación y Evaluación'.A2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1]*[.E10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3]=&quot;SI&quot;;[$'Identificación y Evaluación'.A23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2]*[.E10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4]=&quot;SI&quot;;[$'Identificación y Evaluación'.A2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3]*[.E10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4]*[.E10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5]*[.E10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6]*[.E10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7]*[.E10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8]*[.E10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9]*[.E10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0]*[.E11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1]*[.E11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2]*[.E11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3]*[.E11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4]*[.E11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5]*[.E11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6]*[.E11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7]*[.E11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8]*[.E11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9]*[.E11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0]*[.E12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1]*[.E12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2]*[.E12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3]*[.E12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4]*[.E12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5]*[.E12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6]*[.E12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7]*[.E12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8]*[.E12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9]*[.E12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0]*[.E13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1]*[.E13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2]*[.E13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3]*[.E13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4]*[.E13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5]*[.E13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6]*[.E13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7]*[.E13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8]*[.E13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9]*[.E13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7]=&quot;SI&quot;;[$'Identificación y Evaluación'.A27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0]*[.E14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8]=&quot;SI&quot;;[$'Identificación y Evaluación'.A28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1]*[.E141]*100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9]=&quot;SI&quot;;[$'Identificación y Evaluación'.A29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2]*[.E14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0]=&quot;SI&quot;;[$'Identificación y Evaluación'.A30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3]*[.E14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1]=&quot;SI&quot;;[$'Identificación y Evaluación'.A31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4]*[.E14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2]=&quot;SI&quot;;[$'Identificación y Evaluación'.A32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5]*[.E14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3]=&quot;SI&quot;;[$'Identificación y Evaluación'.A33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6]*[.E14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4]=&quot;SI&quot;;[$'Identificación y Evaluación'.A3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7]*[.E14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35]=&quot;SI&quot;;[$'Identificación y Evaluación'.A3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8]*[.E14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9]*[.E14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0]*[.E15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1]*[.E15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2]*[.E15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3]*[.E15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4]*[.E15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5]*[.E15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6]*[.E15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7]*[.E15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8]*[.E15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9]*[.E15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0]*[.E16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1]*[.E16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2]*[.E16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3]*[.E16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4]*[.E16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5]*[.E16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6]*[.E16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7]*[.E16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8]*[.E16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9]*[.E16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0]*[.E17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1]*[.E17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2]*[.E17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3]*[.E17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4]*[.E17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5]*[.E17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6]*[.E17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7]*[.E17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8]*[.E17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9]*[.E17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0]*[.E18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1]*[.E18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2]=&quot;SI&quot;;[$'Identificación y Evaluación'.A42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2]*[.E18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3]=&quot;SI&quot;;[$'Identificación y Evaluación'.A43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3]*[.E18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4]=&quot;SI&quot;;[$'Identificación y Evaluación'.A44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4]*[.E18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5]=&quot;SI&quot;;[$'Identificación y Evaluación'.A4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5]*[.E18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6]=&quot;SI&quot;;[$'Identificación y Evaluación'.A46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6]*[.E18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7]=&quot;SI&quot;;[$'Identificación y Evaluación'.A47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7]*[.E18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8]=&quot;SI&quot;;[$'Identificación y Evaluación'.A48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8]*[.E18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9]=&quot;SI&quot;;[$'Identificación y Evaluación'.A49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9]*[.E18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0]=&quot;SI&quot;;[$'Identificación y Evaluación'.A50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0]*[.E19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1]*[.E19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2]*[.E19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3]*[.E19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4]*[.E19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5]*[.E19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6]*[.E19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7]*[.E19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8]*[.E19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9]*[.E19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0]*[.E20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1]*[.E20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2]*[.E20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3]*[.E20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4]*[.E20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5]*[.E20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6]*[.E20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7]*[.E20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8]*[.E20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9]*[.E20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0]*[.E21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1]*[.E21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2]*[.E21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3]*[.E21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4]*[.E21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5]*[.E21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6]*[.E21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7]*[.E21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8]*[.E21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9]*[.E21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0]*[.E22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1]*[.E22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2]*[.E22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3]*[.E22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4]*[.E22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3]=&quot;SI&quot;;[$'Identificación y Evaluación'.A53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5]*[.E22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4]=&quot;SI&quot;;[$'Identificación y Evaluación'.A54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6]*[.E22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5]=&quot;SI&quot;;[$'Identificación y Evaluación'.A55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7]*[.E22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6]=&quot;SI&quot;;[$'Identificación y Evaluación'.A56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8]*[.E22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7]=&quot;SI&quot;;[$'Identificación y Evaluación'.A57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9]*[.E22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8]=&quot;SI&quot;;[$'Identificación y Evaluación'.A58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30]*[.E23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9]=&quot;SI&quot;;[$'Identificación y Evaluación'.A59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31]*[.E23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0]=&quot;SI&quot;;[$'Identificación y Evaluación'.A60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32]*[.E23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1]=&quot;SI&quot;;[$'Identificación y Evaluación'.A61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3]*[.E23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4]*[.E23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5]*[.E23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6]*[.E23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7]*[.E23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8]*[.E23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9]*[.E23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0]*[.E24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1]*[.E24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2]*[.E24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3]*[.E24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4]*[.E24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5]*[.E24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6]*[.E24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7]*[.E24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8]*[.E24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9]*[.E24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0]*[.E25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1]*[.E25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2]*[.E25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3]*[.E25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4]*[.E25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5]*[.E25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6]*[.E25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7]*[.E25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8]*[.E25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9]*[.E25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0]*[.E26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1]*[.E26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2]*[.E26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3]*[.E26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4]*[.E26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5]*[.E26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6]*[.E26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3]=&quot;SI&quot;;[$'Identificación y Evaluación'.A63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7]*[.E26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4]=&quot;SI&quot;;[$'Identificación y Evaluación'.A64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8]*[.E26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5]=&quot;SI&quot;;[$'Identificación y Evaluación'.A65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9]*[.E26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6]=&quot;SI&quot;;[$'Identificación y Evaluación'.A66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0]*[.E27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7]=&quot;SI&quot;;[$'Identificación y Evaluación'.A67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1]*[.E27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8]=&quot;SI&quot;;[$'Identificación y Evaluación'.A68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2]*[.E27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9]=&quot;SI&quot;;[$'Identificación y Evaluación'.A69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3]*[.E27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0]=&quot;SI&quot;;[$'Identificación y Evaluación'.A70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4]*[.E274]*100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1]=&quot;SI&quot;;[$'Identificación y Evaluación'.A71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75]*[.E275]*100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visibility="filter" table:number-rows-repeated="3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79]*[.E27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0]*[.E28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1]*[.E28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2]*[.E28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3]*[.E28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4]*[.E28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5]*[.E28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6]*[.E28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7]*[.E28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8]*[.E28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9]*[.E28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0]*[.E29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1]*[.E29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2]*[.E29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3]*[.E29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4]*[.E29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5]*[.E29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6]*[.E29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7]*[.E29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8]*[.E29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9]*[.E29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0]*[.E30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1]*[.E30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2]*[.E30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3]*[.E30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4]*[.E30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5]*[.E30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6]*[.E30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7]*[.E30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8]*[.E30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9]*[.E30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0]*[.E31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1]*[.E31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2]*[.E31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3]*[.E31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4]=&quot;SI&quot;;[$'Identificación y Evaluación'.A74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4]*[.E31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5]=&quot;SI&quot;;[$'Identificación y Evaluación'.A75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5]*[.E31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6]=&quot;SI&quot;;[$'Identificación y Evaluación'.A76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6]*[.E31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7]=&quot;SI&quot;;[$'Identificación y Evaluación'.A77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7]*[.E31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8]=&quot;SI&quot;;[$'Identificación y Evaluación'.A78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8]*[.E31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9]=&quot;SI&quot;;[$'Identificación y Evaluación'.A79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9]*[.E31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80]=&quot;SI&quot;;[$'Identificación y Evaluación'.A80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20]*[.E32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81]=&quot;SI&quot;;[$'Identificación y Evaluación'.A81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21]*[.E32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2]=&quot;SI&quot;;[$'Identificación y Evaluación'.A82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22]*[.E32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>
          <table:table-cell table:style-name="ce180" office:value-type="string" calcext:value-type="string">
            <text:p>R15</text:p>
          </table:table-cell>
          <table:table-cell table:style-name="ce199" table:formula="of:=[$'Identificación y Evaluación'.$A$71]" office:value-type="string" office:string-value="Tecnología" calcext:value-type="string">
            <text:p>Tecnología</text:p>
          </table:table-cell>
          <table:table-cell table:style-name="ce199" table:formula="of:=IF([$'Identificación y Evaluación'.H73]=&quot;SI&quot;;[$'Identificación y Evaluación'.A73];&quot;&quot;)" office:value-type="string" office:string-value="La preparación del área de trabajo con las tecnologías a utilizar puede ser difícil " calcext:value-type="string">
            <text:p>La preparación del área de trabajo con las tecnologías a utilizar puede ser difícil </text:p>
          </table:table-cell>
          <table:table-cell table:style-name="ce180" office:value-type="float" office:value="5" calcext:value-type="float">
            <text:p>5</text:p>
          </table:table-cell>
          <table:table-cell table:style-name="ce185" office:value-type="percentage" office:value="0.5" calcext:value-type="percentage">
            <text:p>50 %</text:p>
          </table:table-cell>
          <table:table-cell table:style-name="ce215" table:formula="of:=[.D323]*[.E323]*100" office:value-type="float" office:value="250" calcext:value-type="float">
            <text:p>25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12</text:p>
          </table:table-cell>
          <table:table-cell table:style-name="ce199" table:formula="of:=['Identificación y Evaluación'.A82]" office:value-type="string" office:string-value="Complejidad" calcext:value-type="string">
            <text:p>Complejidad</text:p>
          </table:table-cell>
          <table:table-cell table:style-name="ce199" table:formula="of:=IF([$'Identificación y Evaluación'.H83]=&quot;SI&quot;;[$'Identificación y Evaluación'.A83];&quot;&quot;)" office:value-type="string" office:string-value="Los entregables pueden ser muy complejos y puede llevar tiempo su creación." calcext:value-type="string">
            <text:p>Los entregables pueden ser muy complejos y puede llevar tiempo su creación.</text:p>
          </table:table-cell>
          <table:table-cell table:style-name="ce199" table:formula="of:=[$'Identificación y Evaluación'.$G$86]" office:value-type="float" office:value="4" calcext:value-type="float">
            <text:p>4</text:p>
          </table:table-cell>
          <table:table-cell table:style-name="ce208" office:value-type="percentage" office:value="0.4" calcext:value-type="percentage">
            <text:p>40 %</text:p>
          </table:table-cell>
          <table:table-cell table:style-name="ce215" table:formula="of:=[.D324]*[.E324]*100" office:value-type="float" office:value="160" calcext:value-type="float">
            <text:p>160</text:p>
          </table:table-cell>
          <table:table-cell table:number-columns-repeated="58"/>
        </table:table-row>
        <table:table-row table:style-name="ro1" table:visibility="filter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26]*[.E32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27]*[.E32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28]*[.E32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29]*[.E32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0]*[.E33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1]*[.E33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2]*[.E33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3]*[.E33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4]*[.E33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5]*[.E33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6]*[.E33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7]*[.E33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8]*[.E33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9]*[.E33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0]*[.E34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1]*[.E34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2]*[.E34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3]*[.E34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4]*[.E34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5]*[.E34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6]*[.E34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7]*[.E34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8]*[.E34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9]*[.E34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0]*[.E35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1]*[.E35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2]*[.E35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3]*[.E35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4]*[.E35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5]*[.E35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6]*[.E35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7]*[.E35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8]*[.E35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9]*[.E35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0]*[.E36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1]*[.E36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2]*[.E36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4]=&quot;SI&quot;;[$'Identificación y Evaluación'.A84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3]*[.E36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5]=&quot;SI&quot;;[$'Identificación y Evaluación'.A85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4]*[.E36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6]=&quot;SI&quot;;[$'Identificación y Evaluación'.A86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5]*[.E36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7]=&quot;SI&quot;;[$'Identificación y Evaluación'.A87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6]*[.E36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8]=&quot;SI&quot;;[$'Identificación y Evaluación'.A88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7]*[.E36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9]=&quot;SI&quot;;[$'Identificación y Evaluación'.A89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8]*[.E36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90]=&quot;SI&quot;;[$'Identificación y Evaluación'.A90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9]*[.E36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91]=&quot;SI&quot;;[$'Identificación y Evaluación'.A91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70]*[.E37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2]=&quot;SI&quot;;[$'Identificación y Evaluación'.A92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71]*[.E371]*100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visibility="filter" table:number-rows-repeated="6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78]*[.E37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79]*[.E37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0]*[.E38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1]*[.E38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2]*[.E38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3]*[.E38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4]*[.E38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5]*[.E38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6]*[.E38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7]*[.E38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8]*[.E38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9]*[.E38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0]*[.E39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1]*[.E39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2]*[.E39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3]*[.E39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4]*[.E39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5]*[.E39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6]*[.E39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7]*[.E39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8]*[.E39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9]*[.E39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0]*[.E40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1]*[.E40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2]*[.E40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3]*[.E40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4]*[.E40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5]*[.E40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6]*[.E40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7]*[.E40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8]*[.E40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9]*[.E40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0]*[.E41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4]=&quot;SI&quot;;[$'Identificación y Evaluación'.A94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1]*[.E41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5]=&quot;SI&quot;;[$'Identificación y Evaluación'.A95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2]*[.E41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6]=&quot;SI&quot;;[$'Identificación y Evaluación'.A96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3]*[.E41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7]=&quot;SI&quot;;[$'Identificación y Evaluación'.A97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4]*[.E41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8]=&quot;SI&quot;;[$'Identificación y Evaluación'.A98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5]*[.E41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9]=&quot;SI&quot;;[$'Identificación y Evaluación'.A99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6]*[.E41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0]=&quot;SI&quot;;[$'Identificación y Evaluación'.A100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7]*[.E41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1]=&quot;SI&quot;;[$'Identificación y Evaluación'.A101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8]*[.E41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2]=&quot;SI&quot;;[$'Identificación y Evaluación'.A102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19]*[.E41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3]=&quot;SI&quot;;[$'Identificación y Evaluación'.A103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0]*[.E42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1]*[.E42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2]*[.E42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3]*[.E42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4]*[.E42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5]*[.E42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6]*[.E42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7]*[.E42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8]*[.E42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9]*[.E42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0]*[.E43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1]*[.E43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2]*[.E43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3]*[.E43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4]*[.E43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5]*[.E43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6]*[.E43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7]*[.E43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8]*[.E43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9]*[.E43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0]*[.E44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1]*[.E44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2]*[.E44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3]*[.E44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4]*[.E44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5]*[.E44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6]*[.E44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7]*[.E44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8]*[.E44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9]*[.E44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0]*[.E45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1]*[.E45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2]*[.E45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3]*[.E45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4]*[.E45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5]*[.E45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6]*[.E45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7]*[.E45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8]*[.E45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4]=&quot;SI&quot;;[$'Identificación y Evaluación'.A104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9]*[.E45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5]=&quot;SI&quot;;[$'Identificación y Evaluación'.A105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0]*[.E46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6]=&quot;SI&quot;;[$'Identificación y Evaluación'.A106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1]*[.E46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7]=&quot;SI&quot;;[$'Identificación y Evaluación'.A107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2]*[.E46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8]=&quot;SI&quot;;[$'Identificación y Evaluación'.A108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3]*[.E46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9]=&quot;SI&quot;;[$'Identificación y Evaluación'.A109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4]*[.E46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0]=&quot;SI&quot;;[$'Identificación y Evaluación'.A110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5]*[.E46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1]=&quot;SI&quot;;[$'Identificación y Evaluación'.A111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6]*[.E466]*100" office:value-type="float" office:value="0" calcext:value-type="float">
            <text:p>0</text:p>
          </table:table-cell>
          <table:table-cell table:number-columns-repeated="58"/>
        </table:table-row>
        <table:table-row table:style-name="ro18">
          <table:table-cell table:style-name="ce122" office:value-type="string" calcext:value-type="string">
            <text:p>R013</text:p>
          </table:table-cell>
          <table:table-cell table:style-name="ce199" table:formula="of:=['Identificación y Evaluación'.A50]" office:value-type="string" office:string-value="Duración y Tamaño" calcext:value-type="string">
            <text:p>Duración y Tamaño</text:p>
          </table:table-cell>
          <table:table-cell table:style-name="ce199" table:formula="of:=IF([$'Identificación y Evaluación'.H51]=&quot;SI&quot;;[$'Identificación y Evaluación'.A51];&quot;&quot;)" office:value-type="string" office:string-value="Las partes del sistema que no se especificaron consumen más tiempo de lo esperado" calcext:value-type="string">
            <text:p>Las partes del sistema que no se especificaron consumen más tiempo de lo esperado</text:p>
          </table:table-cell>
          <table:table-cell table:style-name="ce199" table:formula="of:=[$'Identificación y Evaluación'.$G$86]" office:value-type="float" office:value="4" calcext:value-type="float">
            <text:p>4</text:p>
          </table:table-cell>
          <table:table-cell table:style-name="ce208" office:value-type="percentage" office:value="0.4" calcext:value-type="percentage">
            <text:p>40 %</text:p>
          </table:table-cell>
          <table:table-cell table:style-name="ce215" table:formula="of:=[.D467]*[.E467]*100" office:value-type="float" office:value="160" calcext:value-type="float">
            <text:p>160</text:p>
          </table:table-cell>
          <table:table-cell table:number-columns-repeated="58"/>
        </table:table-row>
        <table:table-row table:style-name="ro18">
          <table:table-cell table:style-name="ce193" office:value-type="string" calcext:value-type="string">
            <text:p>R14</text:p>
          </table:table-cell>
          <table:table-cell table:style-name="ce199" table:formula="of:=['Identificación y Evaluación'.A50]" office:value-type="string" office:string-value="Duración y Tamaño" calcext:value-type="string">
            <text:p>Duración y Tamaño</text:p>
          </table:table-cell>
          <table:table-cell table:style-name="ce199" table:formula="of:=IF([$'Identificación y Evaluación'.H52]=&quot;SI&quot;;[$'Identificación y Evaluación'.A52];&quot;&quot;)" office:value-type="string" office:string-value="El aprendizaje de las nuevas tecnologías puede llevar más tiempo del esperado." calcext:value-type="string">
            <text:p>El aprendizaje de las nuevas tecnologías puede llevar más tiempo del esperado.</text:p>
          </table:table-cell>
          <table:table-cell table:style-name="ce201" table:formula="of:=[$'Identificación y Evaluación'.$G$86]" office:value-type="float" office:value="4" calcext:value-type="float">
            <text:p>4</text:p>
          </table:table-cell>
          <table:table-cell table:style-name="ce207" office:value-type="percentage" office:value="0.5" calcext:value-type="percentage">
            <text:p>50 %</text:p>
          </table:table-cell>
          <table:table-cell table:style-name="ce215" table:formula="of:=[.D468]*[.E468]*100" office:value-type="float" office:value="200" calcext:value-type="float">
            <text:p>200</text:p>
          </table:table-cell>
          <table:table-cell table:number-columns-repeated="58"/>
        </table:table-row>
        <table:table-row table:style-name="ro1" table:number-rows-repeated="65054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9830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Análisis.A1:Análisis.F275" table:display-filter-buttons="true">
          <table:filter>
            <table:filter-and>
              <table:filter-condition table:field-number="2" table:value="El cliente no estará presente durante todo el proceso de desarrollo" table:operator="=">
                <table:filter-set-item table:value="El cliente no estará presente durante todo el proceso de desarrollo"/>
                <table:filter-set-item table:value="El cliente puede proponer grandes cambios para el proyecto."/>
                <table:filter-set-item table:value="El grupo de desarrollo no tiene experiencia en cuanto a la conducción de un proyecto de software"/>
                <table:filter-set-item table:value="El grupo de desarrollo no tiene experiencia en el desarrollo de software"/>
                <table:filter-set-item table:value="Falta de experiencia en desarrollo de aplicaciones móviles."/>
                <table:filter-set-item table:value="La adaptación del modulo Workflow a nuestra aplicación puede ser difícil."/>
                <table:filter-set-item table:value="No se conoce el/los lenguaje(s) de programación a utilizar ni como trabajan"/>
                <table:filter-set-item table:value="No se definieron todos los documentos a entregar junto con el producto"/>
                <table:filter-set-item table:value="No se tiene conocimiento ni experiencia respecto al funcionamiento del API de Google Forms"/>
                <table:filter-set-item table:value="No se tiene experiencia con el modelo de desarrollo PSI"/>
                <table:filter-set-item table:value="Puede que el límite de tiempo establecido no sea suficiente para desarrollar el proyecto"/>
              </table:filter-condition>
            </table:filter-and>
          </table:filter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cm" fo:margin-left="1.265cm" fo:margin-right="1.529cm" fo:margin-bottom="0cm"/>
      </style:header-style>
      <style:footer-style>
        <style:header-footer-properties fo:min-height="0.75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cm" fo:margin-left="0.122cm" fo:margin-right="0.206cm" fo:margin-bottom="0.684cm"/>
      </style:header-style>
      <style:footer-style>
        <style:header-footer-properties fo:min-height="0.75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05:37:34.009005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teban Gesto</meta:initial-creator>
    <meta:creation-date>2009-09-15T18:37:48</meta:creation-date>
    <dc:date>2020-08-07T05:55:40.704537931</dc:date>
    <meta:print-date>2009-09-16T17:06:17</meta:print-date>
    <meta:editing-duration>PT7H44M56S</meta:editing-duration>
    <meta:editing-cycles>40</meta:editing-cycles>
    <meta:generator>LibreOffice/6.4.4.2$Linux_X86_64 LibreOffice_project/40$Build-2</meta:generator>
    <meta:document-statistic meta:table-count="4" meta:cell-count="227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33cm" xlink:href=".." xlink:type="simple" chart:class="chart:filled-radar" chart:style-name="ch1">
        <chart:title svg:x="4.744cm" svg:y="0.218cm" chart:style-name="ch2">
          <text:p>Resumen de Riesgos</text:p>
        </chart:title>
        <chart:plot-area chart:style-name="ch3" table:cell-range-address="Resumen.A2:Resumen.A11 Resumen.H1:Resumen.H11" chart:data-source-has-labels="both" svg:x="0.712cm" svg:y="1.123cm" svg:width="14.735cm" svg:height="7.726cm">
          <chartooo:coordinate-region svg:x="4.738cm" svg:y="1.952cm" svg:width="6.069cm" svg:height="6.069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118518518518519">
                <text:p>0.118518518518519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